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2" svg:font-family="Mangal"/>
    <style:font-face style:name="OpenSymbol" svg:font-family="OpenSymbol"/>
    <style:font-face style:name="Segoe Print1" svg:font-family="'Segoe Print'"/>
    <style:font-face style:name="Mangal1" svg:font-family="Mangal" style:font-pitch="variable"/>
    <style:font-face style:name="Segoe Print" svg:font-family="'Segoe Print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0%" fo:text-align="center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weight="bold" style:font-name-asian="Segoe Print1" style:font-size-asian="10pt" style:font-weight-asian="bold" style:font-name-complex="Segoe Print1" style:font-size-complex="10pt" style:font-weight-complex="bold"/>
    </style:style>
    <style:style style:name="P2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3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style:text-underline-style="solid" style:text-underline-width="auto" style:text-underline-color="font-color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4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fr" fo:country="FR" style:text-underline-style="solid" style:text-underline-width="auto" style:text-underline-color="font-color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5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zxx" fo:country="none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6" style:family="paragraph" style:parent-style-name="Standard">
      <style:paragraph-properties fo:line-height="110%"/>
      <style:text-properties style:font-name="Calibri" fo:font-size="10pt" style:font-size-asian="10pt" style:font-size-complex="10pt"/>
    </style:style>
    <style:style style:name="P7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style="italic" fo:font-weight="normal" style:font-name-asian="Segoe Print1" style:font-size-asian="10pt" style:font-style-asian="italic" style:font-weight-asian="normal" style:font-name-complex="Segoe Print1" style:font-size-complex="10pt" style:font-style-complex="italic" style:font-weight-complex="normal"/>
    </style:style>
    <style:style style:name="P8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style="normal" fo:font-weight="normal" style:font-name-asian="Segoe Print1" style:font-size-asian="10pt" style:font-style-asian="normal" style:font-weight-asian="normal" style:font-name-complex="Segoe Print1" style:font-size-complex="10pt" style:font-style-complex="normal" style:font-weight-complex="normal"/>
    </style:style>
    <style:style style:name="P9" style:family="paragraph" style:parent-style-name="Standard">
      <style:paragraph-properties fo:line-height="110%" fo:break-before="page"/>
      <style:text-properties style:font-name="Calibri" fo:font-size="10pt" style:font-size-asian="10pt" style:font-size-complex="10pt"/>
    </style:style>
    <style:style style:name="P10" style:family="paragraph" style:parent-style-name="Standard" style:list-style-name="L1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1" style:family="paragraph" style:parent-style-name="Standard" style:list-style-name="L2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2" style:family="paragraph" style:parent-style-name="Standard" style:list-style-name="L3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3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4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zxx" fo:country="none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5" style:family="paragraph" style:parent-style-name="Standard">
      <style:paragraph-properties fo:line-height="110%"/>
      <style:text-properties style:font-name="Calibri" fo:font-size="10pt" style:font-size-asian="10pt" style:font-size-complex="10pt"/>
    </style:style>
    <style:style style:name="P16" style:family="paragraph" style:parent-style-name="Standard">
      <style:paragraph-properties fo:line-height="110%"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10%" fo:text-align="center" style:justify-single-word="false" fo:break-before="page"/>
      <style:text-properties style:font-name="Calibri" fo:font-size="10pt" fo:font-weight="bold" style:font-size-asian="10pt" style:font-weight-asian="bold" style:font-size-complex="10pt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Calibri" fo:font-weight="bold" style:font-weight-asian="bold" style:font-weight-complex="bold" fo:hyphenate="false"/>
    </style:style>
    <style:style style:name="P21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</style:style>
    <style:style style:name="P22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  <style:text-properties style:font-name="Calibri" fo:font-size="10pt" fo:language="fr" fo:country="FR" fo:font-weight="bold" style:font-name-asian="Segoe Print1" style:font-size-asian="10pt" style:font-weight-asian="bold" style:font-name-complex="Segoe Print1" style:font-weight-complex="bold"/>
    </style:style>
    <style:style style:name="P23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  <style:text-properties style:font-name="Calibri" fo:font-size="10pt" fo:language="fr" fo:country="FR" fo:font-weight="normal" style:font-name-asian="Segoe Print1" style:font-size-asian="10pt" style:font-weight-asian="normal" style:font-name-complex="Segoe Print1" style:font-weight-complex="normal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style:paragraph-properties fo:text-align="center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2pt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fr" fo:country="F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style:font-name="Calibri" fo:font-weight="bold" style:font-weight-asian="bold" style:font-weight-complex="bold"/>
    </style:style>
    <style:style style:name="T7" style:family="text">
      <style:text-properties style:font-name="Calibri" fo:font-size="10pt" fo:language="fr" fo:country="FR" fo:font-weight="bold" style:font-name-asian="Segoe Print1" style:font-size-asian="10pt" style:font-weight-asian="bold" style:font-name-complex="Segoe Print1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2pt"/>
    </style:style>
    <style:style style:name="T11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fill-color="#ffcc99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end="Arrow" draw:fill="none" draw:fill-color="#ffffff" draw:textarea-vertical-align="middle" fo:min-height="1.13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end="Arrow" draw:fill="none" draw:fill-color="#ffffff" draw:textarea-vertical-align="middle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end="Arrow" draw:fill="none" draw:fill-color="#ffffff" draw:textarea-vertical-align="middle" fo:min-height="0.66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Arrow" draw:fill="none" draw:fill-color="#ffffff" draw:textarea-vertical-align="middle" fo:min-height="0.90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" draw:fill-color="#ffffff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end="Arrow" draw:fill="none" draw:fill-color="#ffffff" draw:textarea-vertical-align="middle" fo:min-height="0.59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end="Arrow" draw:fill="none" draw:fill-color="#ffffff" draw:textarea-vertical-align="middle" fo:min-height="0.58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" draw:fill="none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cfe7f5" draw:textarea-vertical-align="middle" fo:min-height="1.429cm" style:run-through="foreground" style:wrap="run-through" style:number-wrapped-paragraphs="no-limit" style:vertical-pos="from-top" style:vertical-rel="page" style:horizontal-pos="from-left" style:horizontal-rel="paragraph"/>
    </style:style>
    <style:style style:name="gr13" style:family="graphic">
      <style:graphic-properties draw:marker-end="Arrow" svg:stroke-linecap="butt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14" style:family="graphic">
      <style:graphic-properties draw:marker-end="Arrow" svg:stroke-linecap="butt" draw:textarea-horizontal-align="center" draw:textarea-vertical-align="bottom" style:run-through="foreground" style:wrap="run-through" style:number-wrapped-paragraphs="no-limit" style:vertical-pos="from-top" style:vertical-rel="page" style:horizontal-pos="from-left" style:horizontal-rel="paragraph"/>
    </style:style>
    <style:style style:name="gr15" style:family="graphic">
      <style:graphic-properties draw:marker-end="Arrow" svg:stroke-linecap="butt" draw:textarea-horizontal-align="center" draw:textarea-vertical-align="bottom" style:run-through="foreground" style:wrap="run-through" style:number-wrapped-paragraphs="no-limit" style:vertical-pos="from-top" style:vertical-rel="page" style:horizontal-pos="from-left" style:horizontal-rel="paragraph"/>
    </style:style>
    <style:style style:name="gr16" style:family="graphic">
      <style:graphic-properties draw:marker-end="Arrow" svg:stroke-linecap="butt" draw:textarea-horizontal-align="center" draw:textarea-vertical-align="bottom" style:run-through="foreground" style:wrap="run-through" style:number-wrapped-paragraphs="no-limit" style:vertical-pos="from-top" style:vertical-rel="page" style:horizontal-pos="from-left" style:horizontal-rel="paragraph"/>
    </style:style>
    <style:style style:name="gr17" style:family="graphic">
      <style:graphic-properties draw:marker-start="Arrow" draw:marker-end="" svg:stroke-linecap="butt" draw:textarea-horizontal-align="center" draw:textarea-vertical-align="bottom" style:run-through="foreground" style:wrap="run-through" style:number-wrapped-paragraphs="no-limit" style:vertical-pos="from-top" style:vertical-rel="page" style:horizontal-pos="from-left" style:horizontal-rel="paragraph"/>
    </style:style>
    <style:style style:name="gr18" style:family="graphic">
      <style:graphic-properties draw:marker-end="Arrow" svg:stroke-linecap="butt" draw:textarea-horizontal-align="center" draw:textarea-vertical-align="top" style:run-through="foreground" style:wrap="run-through" style:number-wrapped-paragraphs="no-limit" style:vertical-pos="from-top" style:vertical-rel="page" style:horizontal-pos="from-left" style:horizontal-rel="paragraph"/>
    </style:style>
    <style:style style:name="gr19" style:family="graphic">
      <style:graphic-properties draw:marker-start="Arrow" draw:marker-end="" svg:stroke-linecap="square" draw:textarea-horizontal-align="center" draw:textarea-vertical-align="top" style:run-through="foreground" style:wrap="run-through" style:number-wrapped-paragraphs="no-limit" style:vertical-pos="from-top" style:vertical-rel="page" style:horizontal-pos="from-left" style:horizontal-rel="paragraph"/>
    </style:style>
    <style:style style:name="gr20" style:family="graphic">
      <style:graphic-properties draw:marker-end="" svg:stroke-linecap="square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21" style:family="graphic">
      <style:graphic-properties draw:marker-end="" svg:stroke-linecap="square" draw:textarea-horizontal-align="center" draw:textarea-vertical-align="top" style:run-through="foreground" style:wrap="run-through" style:number-wrapped-paragraphs="no-limit" style:vertical-pos="from-top" style:vertical-rel="page" style:horizontal-pos="from-left" style:horizontal-rel="paragraph"/>
    </style:style>
    <style:style style:name="gr22" style:family="graphic">
      <style:graphic-properties draw:marker-end="Arrow" svg:stroke-linecap="square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23" style:family="graphic">
      <style:graphic-properties draw:stroke="none" svg:stroke-color="#000000" draw:marker-end="Arrow" svg:stroke-linecap="square" draw:fill="none" draw:fill-color="#ffffff" draw:textarea-vertical-align="middle" fo:min-height="0.476cm" style:run-through="foreground" style:wrap="run-through" style:number-wrapped-paragraphs="no-limit" style:vertical-pos="from-top" style:vertical-rel="page" style:horizontal-pos="from-left" style:horizontal-rel="paragraph"/>
    </style:style>
    <style:style style:name="gr24" style:family="graphic">
      <style:graphic-properties draw:marker-end="Arrow" svg:stroke-linecap="square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25" style:family="graphic">
      <style:graphic-properties draw:marker-end="Arrow" svg:stroke-linecap="squar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marker-end="Arrow" svg:stroke-linecap="squar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solid" draw:marker-end="Arrow" svg:stroke-linecap="squar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solid" draw:stroke-dash="Ultrafine_20_Dashed" draw:marker-end="" svg:stroke-opacity="35%" svg:stroke-linecap="squar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solid" draw:stroke-dash="Ultrafine_20_Dashed" draw:marker-end="Arrow" svg:stroke-opacity="35%" svg:stroke-linecap="squar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marker-end="Arrow" svg:stroke-linecap="square" draw:fill="none" draw:fill-color="#ffffff" draw:textarea-vertical-align="middle" fo:min-height="0.476cm" style:run-through="foreground" style:wrap="run-through" style:number-wrapped-paragraphs="no-limit" style:vertical-pos="from-top" style:vertical-rel="page" style:horizontal-pos="from-left" style:horizontal-rel="paragraph"/>
    </style:style>
    <style:style style:name="gr31" style:family="graphic">
      <style:graphic-properties draw:stroke="dash" draw:stroke-dash="Dashed_20__28_var_29_" draw:marker-start="Dimension_20_Lines" draw:marker-end="" svg:stroke-linecap="squar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marker-end="" svg:stroke-linecap="squar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svg:stroke-color="#000000" draw:marker-end="Arrow" svg:stroke-linecap="square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style-name="gr1" draw:text-style-name="P18" svg:width="0.581cm" svg:height="0.579cm" svg:x="10.289cm" svg:y="14.12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1" draw:style-name="gr2" draw:text-style-name="P18" svg:width="0.581cm" svg:height="0.579cm" svg:x="10.22cm" svg:y="15.99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2" draw:style-name="gr2" draw:text-style-name="P18" svg:width="0.581cm" svg:height="0.579cm" svg:x="10.141cm" svg:y="3.03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3" draw:style-name="gr1" draw:text-style-name="P18" svg:width="0.581cm" svg:height="0.579cm" svg:x="10.141cm" svg:y="4.6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line text:anchor-type="page" text:anchor-page-number="2" draw:z-index="4" draw:style-name="gr3" draw:text-style-name="P18" svg:x1="2.017cm" svg:y1="2.03cm" svg:x2="2.017cm" svg:y2="10.523cm">
        <text:p/>
      </draw:line>
      <draw:line text:anchor-type="page" text:anchor-page-number="2" draw:z-index="5" draw:style-name="gr3" draw:text-style-name="P18" svg:x1="10.447cm" svg:y1="2.172cm" svg:x2="10.447cm" svg:y2="10.453cm">
        <text:p/>
      </draw:line>
      <draw:line text:anchor-type="page" text:anchor-page-number="2" draw:z-index="6" draw:style-name="gr3" draw:text-style-name="P18" svg:x1="18.94cm" svg:y1="2.251cm" svg:x2="18.94cm" svg:y2="10.374cm">
        <text:p/>
      </draw:line>
      <draw:line text:anchor-type="page" text:anchor-page-number="2" draw:z-index="7" draw:style-name="gr3" draw:text-style-name="P18" svg:x1="2.06cm" svg:y1="4.764cm" svg:x2="10.5cm" svg:y2="5.002cm">
        <text:p/>
      </draw:line>
      <draw:line text:anchor-type="page" text:anchor-page-number="2" draw:z-index="8" draw:style-name="gr3" draw:text-style-name="P18" svg:x1="10.5cm" svg:y1="5.003cm" svg:x2="18.993cm" svg:y2="5.268cm">
        <text:p/>
      </draw:line>
      <draw:line text:anchor-type="page" text:anchor-page-number="2" draw:z-index="9" draw:style-name="gr3" draw:text-style-name="P18" svg:x1="18.993cm" svg:y1="5.691cm" svg:x2="10.5cm" svg:y2="6.511cm">
        <text:p/>
      </draw:line>
      <draw:line text:anchor-type="page" text:anchor-page-number="2" draw:z-index="10" draw:style-name="gr3" draw:text-style-name="P18" svg:x1="10.5cm" svg:y1="6.51cm" svg:x2="2.113cm" svg:y2="7.277cm">
        <text:p/>
      </draw:line>
      <draw:line text:anchor-type="page" text:anchor-page-number="2" draw:z-index="11" draw:style-name="gr3" draw:text-style-name="P18" svg:x1="2.06cm" svg:y1="7.86cm" svg:x2="10.5cm" svg:y2="8.548cm">
        <text:p/>
      </draw:line>
      <draw:line text:anchor-type="page" text:anchor-page-number="2" draw:z-index="12" draw:style-name="gr3" draw:text-style-name="P18" svg:x1="10.447cm" svg:y1="8.548cm" svg:x2="18.94cm" svg:y2="9.183cm">
        <text:p/>
      </draw:line>
      <draw:line text:anchor-type="page" text:anchor-page-number="2" draw:z-index="13" draw:style-name="gr3" draw:text-style-name="P18" svg:x1="18.94cm" svg:y1="2.78cm" svg:x2="10.447cm" svg:y2="3.309cm">
        <text:p/>
      </draw:line>
      <draw:frame text:anchor-type="page" text:anchor-page-number="2" draw:z-index="14" draw:style-name="gr4" draw:text-style-name="P20" svg:width="2.25cm" svg:height="1.138cm" svg:x="9.363cm" svg:y="10.109cm">
        <draw:text-box>
          <text:p text:style-name="P19"><text:span text:style-name="T6">Proxy</text:span></text:p>
        </draw:text-box>
      </draw:frame>
      <draw:frame text:anchor-type="page" text:anchor-page-number="2" draw:z-index="15" draw:style-name="gr4" draw:text-style-name="P20" svg:width="2.779cm" svg:height="1.138cm" svg:x="17.327cm" svg:y="10.082cm">
        <draw:text-box>
          <text:p text:style-name="P19"><text:span text:style-name="T6">Gamepad n°i</text:span></text:p>
        </draw:text-box>
      </draw:frame>
      <draw:frame text:anchor-type="page" text:anchor-page-number="2" draw:z-index="17" draw:style-name="gr6" svg:width="2.62cm" svg:height="0.662cm" svg:x="13.411cm" svg:y="2.304cm">
        <draw:text-box>
          <text:p text:style-name="P21"><text:span text:style-name="T7">PadJoinMessage</text:span></text:p>
        </draw:text-box>
      </draw:frame>
      <draw:frame text:anchor-type="page" text:anchor-page-number="2" draw:z-index="18" draw:style-name="gr7" draw:text-style-name="P22" svg:width="3.202cm" svg:height="0.909cm" svg:x="4.362cm" svg:y="3.979cm">
        <draw:text-box>
          <text:p text:style-name="P21"><text:span text:style-name="T7">GameJoinMessage</text:span></text:p>
        </draw:text-box>
      </draw:frame>
      <draw:frame text:anchor-type="page" text:anchor-page-number="2" draw:z-index="19" draw:style-name="gr7" draw:text-style-name="P23" svg:width="3.97cm" svg:height="0.909cm" svg:x="4.494cm" svg:y="5.867cm">
        <draw:text-box>
          <text:p text:style-name="P21"><text:span text:style-name="T7">ProxyPadJoinMessage</text:span></text:p>
        </draw:text-box>
      </draw:frame>
      <draw:frame text:anchor-type="page" text:anchor-page-number="2" draw:z-index="20" draw:style-name="gr7" draw:text-style-name="P23" svg:width="3.97cm" svg:height="0.909cm" svg:x="12.723cm" svg:y="4.217cm">
        <draw:text-box>
          <text:p text:style-name="P21"><text:span text:style-name="T7">ProxyGameJoinMessage</text:span></text:p>
        </draw:text-box>
      </draw:frame>
      <draw:frame text:anchor-type="page" text:anchor-page-number="2" draw:z-index="21" draw:style-name="gr7" draw:text-style-name="P23" svg:width="3.97cm" svg:height="0.909cm" svg:x="12.67cm" svg:y="5.267cm">
        <draw:text-box>
          <text:p text:style-name="P21"><text:span text:style-name="T7">PadJoinMessage</text:span></text:p>
        </draw:text-box>
      </draw:frame>
      <draw:frame text:anchor-type="page" text:anchor-page-number="2" draw:z-index="22" draw:style-name="gr7" draw:text-style-name="P23" svg:width="3.97cm" svg:height="0.909cm" svg:x="4.441cm" svg:y="7.419cm">
        <draw:text-box>
          <text:p text:style-name="P21"><text:span text:style-name="T7">GameAcceptMessage</text:span></text:p>
        </draw:text-box>
      </draw:frame>
      <draw:frame text:anchor-type="page" text:anchor-page-number="2" draw:z-index="23" draw:style-name="gr7" draw:text-style-name="P23" svg:width="3.97cm" svg:height="0.909cm" svg:x="12.908cm" svg:y="7.789cm">
        <draw:text-box>
          <text:p text:style-name="P21"><text:span text:style-name="T7">ProxyGameAcceptMessage</text:span></text:p>
        </draw:text-box>
      </draw:frame>
      <draw:line text:anchor-type="page" text:anchor-page-number="2" draw:z-index="24" draw:style-name="gr3" draw:text-style-name="P18" svg:x1="2.064cm" svg:y1="13.246cm" svg:x2="2.064cm" svg:y2="21.739cm">
        <text:p/>
      </draw:line>
      <draw:line text:anchor-type="page" text:anchor-page-number="2" draw:z-index="25" draw:style-name="gr3" draw:text-style-name="P18" svg:x1="10.5cm" svg:y1="13.337cm" svg:x2="10.5cm" svg:y2="21.618cm">
        <text:p/>
      </draw:line>
      <draw:line text:anchor-type="page" text:anchor-page-number="2" draw:z-index="26" draw:style-name="gr3" draw:text-style-name="P18" svg:x1="18.993cm" svg:y1="13.416cm" svg:x2="18.993cm" svg:y2="21.539cm">
        <text:p/>
      </draw:line>
      <draw:line text:anchor-type="page" text:anchor-page-number="2" draw:z-index="27" draw:style-name="gr3" draw:text-style-name="P18" svg:x1="2.113cm" svg:y1="14.122cm" svg:x2="10.553cm" svg:y2="14.36cm">
        <text:p/>
      </draw:line>
      <draw:line text:anchor-type="page" text:anchor-page-number="2" draw:z-index="28" draw:style-name="gr3" draw:text-style-name="P18" svg:x1="18.993cm" svg:y1="15.533cm" svg:x2="10.5cm" svg:y2="16.353cm">
        <text:p/>
      </draw:line>
      <draw:line text:anchor-type="page" text:anchor-page-number="2" draw:z-index="29" draw:style-name="gr3" draw:text-style-name="P18" svg:x1="10.5cm" svg:y1="16.353cm" svg:x2="2.113cm" svg:y2="17.12cm">
        <text:p/>
      </draw:line>
      <draw:line text:anchor-type="page" text:anchor-page-number="2" draw:z-index="30" draw:style-name="gr3" draw:text-style-name="P18" svg:x1="2.06cm" svg:y1="17.703cm" svg:x2="10.5cm" svg:y2="18.391cm">
        <text:p/>
      </draw:line>
      <draw:line text:anchor-type="page" text:anchor-page-number="2" draw:z-index="31" draw:style-name="gr3" draw:text-style-name="P18" svg:x1="10.447cm" svg:y1="18.39cm" svg:x2="18.94cm" svg:y2="19.025cm">
        <text:p/>
      </draw:line>
      <draw:frame text:anchor-type="page" text:anchor-page-number="2" draw:z-index="32" draw:style-name="gr4" draw:text-style-name="P20" svg:width="2.25cm" svg:height="1.138cm" svg:x="9.416cm" svg:y="21.274cm">
        <draw:text-box>
          <text:p text:style-name="P19"><text:span text:style-name="T6">Proxy</text:span></text:p>
        </draw:text-box>
      </draw:frame>
      <draw:frame text:anchor-type="page" text:anchor-page-number="2" draw:z-index="34" draw:style-name="gr7" draw:text-style-name="P22" svg:width="3.202cm" svg:height="0.909cm" svg:x="4.415cm" svg:y="13.337cm">
        <draw:text-box>
          <text:p text:style-name="P21"><text:span text:style-name="T7">GameJoinMessage</text:span></text:p>
        </draw:text-box>
      </draw:frame>
      <draw:frame text:anchor-type="page" text:anchor-page-number="2" draw:z-index="35" draw:style-name="gr7" draw:text-style-name="P23" svg:width="3.97cm" svg:height="0.909cm" svg:x="4.494cm" svg:y="15.656cm">
        <draw:text-box>
          <text:p text:style-name="P21"><text:span text:style-name="T7">ProxyPadJoinMessage</text:span></text:p>
        </draw:text-box>
      </draw:frame>
      <draw:frame text:anchor-type="page" text:anchor-page-number="2" draw:z-index="36" draw:style-name="gr7" draw:text-style-name="P23" svg:width="3.97cm" svg:height="0.909cm" svg:x="12.67cm" svg:y="15.109cm">
        <draw:text-box>
          <text:p text:style-name="P21"><text:span text:style-name="T7">PadJoinMessage</text:span></text:p>
        </draw:text-box>
      </draw:frame>
      <draw:frame text:anchor-type="page" text:anchor-page-number="2" draw:z-index="37" draw:style-name="gr7" draw:text-style-name="P23" svg:width="3.97cm" svg:height="0.909cm" svg:x="4.441cm" svg:y="17.12cm">
        <draw:text-box>
          <text:p text:style-name="P21"><text:span text:style-name="T7">GameAcceptMessage</text:span></text:p>
        </draw:text-box>
      </draw:frame>
      <draw:frame text:anchor-type="page" text:anchor-page-number="2" draw:z-index="38" draw:style-name="gr7" draw:text-style-name="P23" svg:width="3.97cm" svg:height="0.909cm" svg:x="12.908cm" svg:y="17.632cm">
        <draw:text-box>
          <text:p text:style-name="P21"><text:span text:style-name="T7">ProxyGameAcceptMessage</text:span></text:p>
        </draw:text-box>
      </draw:frame>
      <draw:frame text:anchor-type="page" text:anchor-page-number="2" draw:z-index="39" draw:style-name="gr6" draw:text-style-name="P24" svg:width="9.658cm" svg:height="0.662cm" svg:x="6.003cm" svg:y="1.288cm">
        <draw:text-box>
          <text:p text:style-name="P19"><text:span text:style-name="T8">A game-pad connects before the game</text:span></text:p>
        </draw:text-box>
      </draw:frame>
      <draw:frame text:anchor-type="page" text:anchor-page-number="2" draw:z-index="40" draw:style-name="gr6" draw:text-style-name="P24" svg:width="9.658cm" svg:height="0.662cm" svg:x="5.553cm" svg:y="12.675cm">
        <draw:text-box>
          <text:p text:style-name="P19"><text:span text:style-name="T8">The game connects before a game-pad</text:span></text:p>
        </draw:text-box>
      </draw:frame>
      <draw:frame text:anchor-type="page" text:anchor-page-number="2" draw:z-index="41" draw:style-name="gr4" draw:text-style-name="P20" svg:width="2.779cm" svg:height="1.138cm" svg:x="17.512cm" svg:y="21.273cm">
        <draw:text-box>
          <text:p text:style-name="P19"><text:span text:style-name="T6">Gamepad n°i</text:span></text:p>
        </draw:text-box>
      </draw:frame>
      <draw:custom-shape text:anchor-type="page" text:anchor-page-number="2" draw:z-index="42" draw:style-name="gr8" svg:width="0.662cm" svg:height="0.609cm" draw:transform="rotate (0.7853981633973) translate (9.98184722222222cm 3.37431944444444cm)">
        <text:p/>
        <draw:enhanced-geometry svg:viewBox="0 0 21600 21600" draw:text-areas="?f4 ?f4 ?f3 ?f3" draw:type="star4" draw:modifiers="8100" draw:enhanced-path="M 0 10800 L ?f4 ?f4 10800 0 ?f3 ?f4 21600 10800 ?f3 ?f3 10800 21600 ?f4 ?f3 0 10800 Z N">
          <draw:equation draw:name="f0" draw:formula="7600"/>
          <draw:equation draw:name="f1" draw:formula="?f0 *$0 /10800"/>
          <draw:equation draw:name="f2" draw:formula="?f0 -?f1 "/>
          <draw:equation draw:name="f3" draw:formula="10800+?f2 "/>
          <draw:equation draw:name="f4" draw:formula="10800-?f2 "/>
          <draw:handle draw:handle-position="$0 10800" draw:handle-range-x-minimum="0" draw:handle-range-x-maximum="10800"/>
        </draw:enhanced-geometry>
      </draw:custom-shape>
      <draw:custom-shape text:anchor-type="page" text:anchor-page-number="2" draw:z-index="43" draw:style-name="gr8" svg:width="0.662cm" svg:height="0.609cm" draw:transform="rotate (0.7853981633973) translate (10.1300138888889cm 14.3721666666667cm)">
        <text:p/>
        <draw:enhanced-geometry svg:viewBox="0 0 21600 21600" draw:text-areas="?f4 ?f4 ?f3 ?f3" draw:type="star4" draw:modifiers="8100" draw:enhanced-path="M 0 10800 L ?f4 ?f4 10800 0 ?f3 ?f4 21600 10800 ?f3 ?f3 10800 21600 ?f4 ?f3 0 10800 Z N">
          <draw:equation draw:name="f0" draw:formula="7600"/>
          <draw:equation draw:name="f1" draw:formula="?f0 *$0 /10800"/>
          <draw:equation draw:name="f2" draw:formula="?f0 -?f1 "/>
          <draw:equation draw:name="f3" draw:formula="10800+?f2 "/>
          <draw:equation draw:name="f4" draw:formula="10800-?f2 "/>
          <draw:handle draw:handle-position="$0 10800" draw:handle-range-x-minimum="0" draw:handle-range-x-maximum="10800"/>
        </draw:enhanced-geometry>
      </draw:custom-shape>
      <draw:custom-shape text:anchor-type="page" text:anchor-page-number="2" draw:z-index="44" draw:style-name="gr2" draw:text-style-name="P18" svg:width="0.581cm" svg:height="0.579cm" svg:x="3.835cm" svg:y="23.2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text:anchor-type="page" text:anchor-page-number="2" draw:z-index="45" draw:style-name="gr9" svg:width="6.271cm" svg:height="0.593cm" svg:x="4.6cm" svg:y="23.275cm">
        <draw:text-box>
          <text:p text:style-name="P25">Game-pad is registered in the proxy</text:p>
        </draw:text-box>
      </draw:frame>
      <draw:custom-shape text:anchor-type="page" text:anchor-page-number="2" draw:z-index="46" draw:style-name="gr1" draw:text-style-name="P18" svg:width="0.581cm" svg:height="0.579cm" svg:x="3.835cm" svg:y="24.0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text:anchor-type="page" text:anchor-page-number="2" draw:z-index="47" draw:style-name="gr9" svg:width="6.271cm" svg:height="0.593cm" svg:x="4.6cm" svg:y="24.015cm">
        <draw:text-box>
          <text:p text:style-name="P25">Game is registered in the proxy</text:p>
        </draw:text-box>
      </draw:frame>
      <draw:custom-shape text:anchor-type="page" text:anchor-page-number="2" draw:z-index="48" draw:style-name="gr8" svg:width="0.662cm" svg:height="0.609cm" draw:transform="rotate (0.7853981633973) translate (3.70240277777778cm 25.0754444444444cm)">
        <text:p/>
        <draw:enhanced-geometry svg:viewBox="0 0 21600 21600" draw:text-areas="?f4 ?f4 ?f3 ?f3" draw:type="star4" draw:modifiers="8100" draw:enhanced-path="M 0 10800 L ?f4 ?f4 10800 0 ?f3 ?f4 21600 10800 ?f3 ?f3 10800 21600 ?f4 ?f3 0 10800 Z N">
          <draw:equation draw:name="f0" draw:formula="7600"/>
          <draw:equation draw:name="f1" draw:formula="?f0 *$0 /10800"/>
          <draw:equation draw:name="f2" draw:formula="?f0 -?f1 "/>
          <draw:equation draw:name="f3" draw:formula="10800+?f2 "/>
          <draw:equation draw:name="f4" draw:formula="10800-?f2 "/>
          <draw:handle draw:handle-position="$0 10800" draw:handle-range-x-minimum="0" draw:handle-range-x-maximum="10800"/>
        </draw:enhanced-geometry>
      </draw:custom-shape>
      <draw:frame text:anchor-type="page" text:anchor-page-number="2" draw:z-index="49" draw:style-name="gr10" draw:text-style-name="P25" svg:width="9.129cm" svg:height="0.583cm" svg:x="4.6cm" svg:y="24.74cm">
        <draw:text-box>
          <text:p text:style-name="P25">The message is not transmited to the other entity</text:p>
        </draw:text-box>
      </draw:frame>
      <draw:rect text:anchor-type="page" text:anchor-page-number="2" draw:z-index="50" draw:style-name="gr11" draw:text-style-name="P18" svg:width="9.341cm" svg:height="2.356cm" svg:x="3.621cm" svg:y="23.142cm">
        <text:p/>
      </draw:rect>
      <draw:frame text:anchor-type="page" text:anchor-page-number="3" draw:z-index="51" draw:style-name="gr12" svg:width="2.408cm" svg:height="1.43cm" svg:x="2.087cm" svg:y="3.861cm">
        <draw:text-box>
          <text:p text:style-name="P26">Connected</text:p>
          <text:p text:style-name="P26">(socket)</text:p>
        </draw:text-box>
      </draw:frame>
      <draw:frame text:anchor-type="page" text:anchor-page-number="3" draw:z-index="52" draw:style-name="gr12" svg:width="2.408cm" svg:height="1.43cm" svg:x="5.923cm" svg:y="3.861cm">
        <draw:text-box>
          <text:p text:style-name="P26">Unregistered</text:p>
        </draw:text-box>
      </draw:frame>
      <draw:frame text:anchor-type="page" text:anchor-page-number="3" draw:z-index="53" draw:style-name="gr12" svg:width="2.408cm" svg:height="1.43cm" svg:x="16.348cm" svg:y="7.671cm">
        <draw:text-box>
          <text:p text:style-name="P26">Registered</text:p>
        </draw:text-box>
      </draw:frame>
      <draw:frame text:anchor-type="page" text:anchor-page-number="3" draw:z-index="54" draw:style-name="gr12" svg:width="2.408cm" svg:height="1.43cm" svg:x="16.321cm" svg:y="4.073cm">
        <draw:text-box>
          <text:p text:style-name="P26">Recover id</text:p>
        </draw:text-box>
      </draw:frame>
      <draw:frame text:anchor-type="page" text:anchor-page-number="3" draw:z-index="55" draw:style-name="gr12" svg:width="2.408cm" svg:height="1.43cm" svg:x="11.506cm" svg:y="3.914cm">
        <draw:text-box>
          <text:p text:style-name="P26">Registration</text:p>
        </draw:text-box>
      </draw:frame>
      <draw:line text:anchor-type="page" text:anchor-page-number="3" draw:z-index="56" draw:style-name="gr13" draw:text-style-name="P18" svg:x1="4.494cm" svg:y1="4.602cm" svg:x2="5.923cm" svg:y2="4.602cm">
        <text:p/>
      </draw:line>
      <draw:line text:anchor-type="page" text:anchor-page-number="3" draw:z-index="57" draw:style-name="gr14" draw:text-style-name="P27" svg:x1="8.331cm" svg:y1="4.655cm" svg:x2="11.532cm" svg:y2="4.655cm">
        <text:p text:style-name="P26"><text:span text:style-name="T9">Message « join »</text:span></text:p>
      </draw:line>
      <draw:line text:anchor-type="page" text:anchor-page-number="3" draw:z-index="58" draw:style-name="gr15" draw:text-style-name="P27" svg:x1="13.914cm" svg:y1="4.655cm" svg:x2="16.322cm" svg:y2="4.662cm">
        <text:p text:style-name="P27">UUID known</text:p>
      </draw:line>
      <draw:line text:anchor-type="page" text:anchor-page-number="3" draw:z-index="59" draw:style-name="gr13" draw:text-style-name="P28" svg:x1="17.565cm" svg:y1="5.501cm" svg:x2="17.565cm" svg:y2="7.63cm">
        <text:p/>
      </draw:line>
      <draw:frame text:anchor-type="page" text:anchor-page-number="3" draw:z-index="60" draw:style-name="gr12" svg:width="2.408cm" svg:height="1.43cm" svg:x="11.426cm" svg:y="7.671cm">
        <draw:text-box>
          <text:p text:style-name="P26">New id</text:p>
        </draw:text-box>
      </draw:frame>
      <draw:line text:anchor-type="page" text:anchor-page-number="3" draw:z-index="61" draw:style-name="gr16" draw:text-style-name="P18" svg:x1="12.723cm" svg:y1="5.385cm" svg:x2="12.723cm" svg:y2="7.671cm">
        <text:p text:style-name="P26">New UUID</text:p>
      </draw:line>
      <draw:line text:anchor-type="page" text:anchor-page-number="3" draw:z-index="62" draw:style-name="gr17" draw:text-style-name="P18" svg:x1="13.834cm" svg:y1="7.672cm" svg:x2="16.321cm" svg:y2="5.502cm">
        <text:p text:style-name="P26">Id taken</text:p>
      </draw:line>
      <draw:line text:anchor-type="page" text:anchor-page-number="3" draw:z-index="63" draw:style-name="gr13" draw:text-style-name="P18" svg:x1="13.834cm" svg:y1="8.226cm" svg:x2="16.348cm" svg:y2="8.207cm">
        <text:p/>
      </draw:line>
      <draw:frame text:anchor-type="page" text:anchor-page-number="3" draw:z-index="64" draw:style-name="gr12" svg:width="2.408cm" svg:height="1.43cm" svg:x="5.976cm" svg:y="11.322cm">
        <draw:text-box>
          <text:p text:style-name="P26">Disconnected</text:p>
          <text:p text:style-name="P26">(socket)</text:p>
        </draw:text-box>
      </draw:frame>
      <draw:frame text:anchor-type="page" text:anchor-page-number="3" draw:z-index="65" draw:style-name="gr12" svg:width="2.408cm" svg:height="1.43cm" svg:x="10.077cm" svg:y="11.25cm">
        <draw:text-box>
          <text:p text:style-name="P18">Notify game</text:p>
        </draw:text-box>
      </draw:frame>
      <draw:line text:anchor-type="page" text:anchor-page-number="3" draw:z-index="66" draw:style-name="gr18" draw:text-style-name="P18" svg:x1="7.14cm" svg:y1="5.332cm" svg:x2="7.14cm" svg:y2="11.382cm">
        <text:p text:style-name="P26">Connection lost / closed</text:p>
      </draw:line>
      <draw:line text:anchor-type="page" text:anchor-page-number="3" draw:z-index="67" draw:style-name="gr19" draw:text-style-name="P18" svg:x1="12.485cm" svg:y1="11.966cm" svg:x2="18.306cm" svg:y2="11.943cm">
        <text:p text:style-name="P26">Connection lost / closed</text:p>
      </draw:line>
      <draw:line text:anchor-type="page" text:anchor-page-number="3" draw:z-index="68" draw:style-name="gr20" draw:text-style-name="P18" svg:x1="18.306cm" svg:y1="9.1cm" svg:x2="18.306cm" svg:y2="11.943cm">
        <text:p/>
      </draw:line>
      <draw:line text:anchor-type="page" text:anchor-page-number="3" draw:z-index="69" draw:style-name="gr20" draw:text-style-name="P18" svg:x1="16.842cm" svg:y1="9.1cm" svg:x2="16.844cm" svg:y2="10.005cm">
        <text:p/>
      </draw:line>
      <draw:line text:anchor-type="page" text:anchor-page-number="3" draw:z-index="70" draw:style-name="gr21" draw:text-style-name="P30" svg:x1="7.88cm" svg:y1="10.006cm" svg:x2="16.844cm" svg:y2="10.006cm">
        <text:p text:style-name="P29"><text:span text:style-name="T10">Message « leave » / unregister</text:span></text:p>
      </draw:line>
      <draw:line text:anchor-type="page" text:anchor-page-number="3" draw:z-index="71" draw:style-name="gr22" draw:text-style-name="P18" svg:x1="7.881cm" svg:y1="10.006cm" svg:x2="7.881cm" svg:y2="5.332cm">
        <text:p/>
      </draw:line>
      <draw:line text:anchor-type="page" text:anchor-page-number="3" draw:z-index="72" draw:style-name="gr22" draw:text-style-name="P18" svg:x1="10.077cm" svg:y1="12.007cm" svg:x2="8.384cm" svg:y2="12.007cm">
        <text:p/>
      </draw:line>
      <draw:frame text:anchor-type="page" text:anchor-page-number="3" draw:z-index="73" draw:style-name="gr23" draw:text-style-name="P31" svg:width="8.653cm" svg:height="0.489cm" svg:x="6.108cm" svg:y="2.693cm">
        <draw:text-box>
          <text:p text:style-name="P31"><text:span text:style-name="T11">Game-pad : registration</text:span></text:p>
        </draw:text-box>
      </draw:frame>
      <draw:rect text:anchor-type="page" text:anchor-page-number="3" draw:z-index="74" draw:style-name="gr24" draw:text-style-name="P18" svg:width="4.393cm" svg:height="1.271cm" svg:x="11.347cm" svg:y="15.579cm">
        <text:p text:style-name="P18">Constructor()</text:p>
      </draw:rect>
      <draw:rect text:anchor-type="page" text:anchor-page-number="3" draw:z-index="76" draw:style-name="gr24" draw:text-style-name="P18" svg:width="4.393cm" svg:height="1.271cm" svg:x="11.4cm" svg:y="23.648cm">
        <text:p text:style-name="P18">Service.onDestroy()</text:p>
      </draw:rect>
      <draw:rect text:anchor-type="page" text:anchor-page-number="3" draw:z-index="80" draw:style-name="gr24" draw:text-style-name="P18" svg:width="4.393cm" svg:height="1.641cm" svg:x="1.954cm" svg:y="21.992cm">
        <text:p text:style-name="P18">GameConnection /</text:p>
        <text:p text:style-name="P18">GamePadConnection</text:p>
        <text:p text:style-name="P18">(Senders, Receivers)</text:p>
      </draw:rect>
      <draw:frame text:anchor-type="page" text:anchor-page-number="3" draw:z-index="86" draw:style-name="gr30" draw:text-style-name="P31" svg:width="8.653cm" svg:height="0.489cm" svg:x="5.976cm" svg:y="14.6cm">
        <draw:text-box>
          <text:p text:style-name="P31"><text:span text:style-name="T11">GameIOProxy Service</text:span></text:p>
        </draw:text-box>
      </draw:frame>
      <text:p text:style-name="P1">Messages &amp; Co<text:span text:style-name="T5">nnection</text:span></text:p>
      <text:p text:style-name="P2"/>
      <text:p text:style-name="P2"><text:tab/>Natively supported <text:span text:style-name="T5">d</text:span><text:span text:style-name="T3">ata</text:span> : nickname(game-pad) / name(game). We could add <text:s/>the current game info or maybe replace the name by further informations (JSON object).</text:p>
      <text:p text:style-name="P2"/>
      <text:p text:style-name="P7"><text:tab/><text:span text:style-name="T4">We could also define a new message type that permit to send as many informations / data as we want. </text:span></text:p>
      <text:p text:style-name="P8"/>
      <text:p text:style-name="P3">Pad &gt; Proxy :</text:p>
      <text:list xml:id="list1223002210054199099" text:style-name="L1">
        <text:list-item>
          <text:p text:style-name="P10"><text:span text:style-name="T1">PadJoinMessage</text:span> <text:span text:style-name="T2">/pad connects and wishes join the game/</text:span> :</text:p>
          <text:list>
            <text:list-item>
              <text:list>
                <text:list-item>
                  <text:p text:style-name="P10">type="hello" + uuid + nickname</text:p>
                </text:list-item>
              </text:list>
            </text:list-item>
          </text:list>
        </text:list-item>
        <text:list-item>
          <text:p text:style-name="P10"><text:span text:style-name="T1">PadRenameMessage</text:span> <text:span text:style-name="T2">/pad changes its name/</text:span> :</text:p>
          <text:list>
            <text:list-item>
              <text:list>
                <text:list-item>
                  <text:p text:style-name="P10">type="rename" + new nickname</text:p>
                </text:list-item>
              </text:list>
            </text:list-item>
          </text:list>
        </text:list-item>
        <text:list-item>
          <text:p text:style-name="P10"><text:span text:style-name="T1">PadLeaveMessage</text:span> <text:span text:style-name="T2">/pad leaves the game and disconnects/</text:span> :</text:p>
          <text:list>
            <text:list-item>
              <text:list>
                <text:list-item>
                  <text:p text:style-name="P10">type="leave"</text:p>
                </text:list-item>
              </text:list>
            </text:list-item>
          </text:list>
        </text:list-item>
        <text:list-item>
          <text:p text:style-name="P10"><text:span text:style-name="T1">PadInputEventMessage</text:span> <text:span text:style-name="T2">/pad sends input event/</text:span> :</text:p>
          <text:list>
            <text:list-item>
              <text:list>
                <text:list-item>
                  <text:p text:style-name="P10">type="inputevent" + inputEventJSON</text:p>
                </text:list-item>
              </text:list>
            </text:list-item>
          </text:list>
        </text:list-item>
      </text:list>
      <text:p text:style-name="P5"/>
      <text:p text:style-name="P4">Proxy (triggered by Pad) &gt; Game :</text:p>
      <text:p text:style-name="P5"><text:tab/>In most cases, when the proxy receives a message from a game-pad, it reads the informations that it needs, it adds the pad ID to the message and finally transmits the message to the game.</text:p>
      <text:list xml:id="list3017368292407693814" text:style-name="L2">
        <text:list-item>
          <text:p text:style-name="P11"><text:span text:style-name="T1">ProxyPadRenameMessage</text:span> <text:span text:style-name="T2">/pad changes its name/</text:span> :</text:p>
          <text:list>
            <text:list-item>
              <text:list>
                <text:list-item>
                  <text:p text:style-name="P11">padId + type="rename" + new nickname</text:p>
                </text:list-item>
              </text:list>
            </text:list-item>
          </text:list>
        </text:list-item>
        <text:list-item>
          <text:p text:style-name="P11"><text:span text:style-name="T1">ProxyPadInputEventMessage</text:span> <text:span text:style-name="T2">/pad sends input event/</text:span> :</text:p>
          <text:list>
            <text:list-item>
              <text:list>
                <text:list-item>
                  <text:p text:style-name="P11">padId + type="inputevent" + inputEventJSON</text:p>
                </text:list-item>
              </text:list>
            </text:list-item>
          </text:list>
        </text:list-item>
        <text:list-item>
          <text:p text:style-name="P11"><text:span text:style-name="T1">ProxyPadJoinMessage</text:span> <text:span text:style-name="T2">/pad wishes join the game/</text:span> :</text:p>
          <text:list>
            <text:list-item>
              <text:list>
                <text:list-item>
                  <text:p text:style-name="P11">padId + type="hello" + nickname</text:p>
                </text:list-item>
              </text:list>
            </text:list-item>
          </text:list>
        </text:list-item>
        <text:list-item>
          <text:p text:style-name="P11"><text:span text:style-name="T1">ProxyPadLeaveMessage</text:span> <text:span text:style-name="T2">/pad leaves the game/</text:span> :</text:p>
          <text:list>
            <text:list-item>
              <text:list>
                <text:list-item>
                  <text:p text:style-name="P11">padId + type="inputevent" + inputEventJSON</text:p>
                </text:list-item>
              </text:list>
            </text:list-item>
          </text:list>
        </text:list-item>
      </text:list>
      <text:p text:style-name="P5"/>
      <text:p text:style-name="P4">Game &gt; Proxy :</text:p>
      <text:p text:style-name="P5"><text:tab/>The game can send a message to every game pads with the broadcast pad ID <text:s/>: -1.</text:p>
      <text:list xml:id="list2519059073248276073" text:style-name="L3">
        <text:list-item>
          <text:p text:style-name="P12"><text:span text:style-name="T1">GameJoinMessage</text:span> <text:span text:style-name="T2">/game connects/</text:span> : </text:p>
          <text:list>
            <text:list-item>
              <text:list>
                <text:list-item>
                  <text:p text:style-name="P12">type="hello"</text:p>
                </text:list-item>
              </text:list>
            </text:list-item>
          </text:list>
        </text:list-item>
        <text:list-item>
          <text:p text:style-name="P12"><text:span text:style-name="T1">GameRenameMessage</text:span> <text:span text:style-name="T2">/game changes its name/</text:span> :</text:p>
          <text:list>
            <text:list-item>
              <text:list>
                <text:list-item>
                  <text:p text:style-name="P12">type="rename" + new name</text:p>
                </text:list-item>
              </text:list>
            </text:list-item>
          </text:list>
        </text:list-item>
        <text:list-item>
          <text:p text:style-name="P12"><text:span text:style-name="T1">GameLeaveMessage</text:span> <text:span text:style-name="T2">/game disconnects/</text:span> :</text:p>
          <text:list>
            <text:list-item>
              <text:list>
                <text:list-item>
                  <text:p text:style-name="P12">type="leave"<text:tab/></text:p>
                </text:list-item>
              </text:list>
            </text:list-item>
          </text:list>
        </text:list-item>
        <text:list-item>
          <text:p text:style-name="P12"><text:span text:style-name="T1">GameOutputEventMessage</text:span> <text:span text:style-name="T2">/game sends feedback/</text:span> :</text:p>
          <text:list>
            <text:list-item>
              <text:list>
                <text:list-item>
                  <text:p text:style-name="P12">padId + type="outputevent" + outputEventJSON</text:p>
                </text:list-item>
              </text:list>
            </text:list-item>
          </text:list>
        </text:list-item>
        <text:list-item>
          <text:p text:style-name="P12"><text:span text:style-name="T1">GameAcceptMessage</text:span> <text:span text:style-name="T2">/game accepts a pad and introduces itself to the pad/</text:span> :</text:p>
          <text:list>
            <text:list-item>
              <text:list>
                <text:list-item>
                  <text:p text:style-name="P12">padId + type="welcome" + name</text:p>
                </text:list-item>
              </text:list>
            </text:list-item>
          </text:list>
        </text:list-item>
      </text:list>
      <text:p text:style-name="P5"/>
      <text:p text:style-name="P4">Proxy (triggered by Game) &gt; Pad :</text:p>
      <text:p text:style-name="P5"><text:tab/>Inmost cases, when the proxy receives a message from the game, it reads the informations that it needs, it removes the pad ID to the message and finally transmits the message to the game-pad(s) according to the pad ID.</text:p>
      <text:list xml:id="list5336250957255530921" text:style-name="L4">
        <text:list-item>
          <text:p text:style-name="P13"><text:span text:style-name="T1">ProxyGameOutputEventMessage</text:span> <text:span text:style-name="T2">/game sends feedback/</text:span> :</text:p>
          <text:list>
            <text:list-item>
              <text:list>
                <text:list-item>
                  <text:p text:style-name="P13">type="outputevent" + outputEventJSON</text:p>
                </text:list-item>
              </text:list>
            </text:list-item>
          </text:list>
        </text:list-item>
        <text:list-item>
          <text:p text:style-name="P13"><text:span text:style-name="T1">ProxyGameAcceptMessage</text:span> <text:span text:style-name="T2">/game accepts pad/</text:span> :</text:p>
          <text:list>
            <text:list-item>
              <text:list>
                <text:list-item>
                  <text:p text:style-name="P13">type="welcome" + name</text:p>
                </text:list-item>
              </text:list>
            </text:list-item>
          </text:list>
        </text:list-item>
        <text:list-item>
          <text:p text:style-name="P13"><text:span text:style-name="T1">ProxyGameJoinMessage</text:span> <text:span text:style-name="T2">/game connects and notifies pad/</text:span> :</text:p>
          <text:list>
            <text:list-item>
              <text:list>
                <text:list-item>
                  <text:p text:style-name="P13">type="hello"</text:p>
                </text:list-item>
              </text:list>
            </text:list-item>
          </text:list>
        </text:list-item>
        <text:list-item>
          <text:p text:style-name="P13"><text:span text:style-name="T1">ProxyGameLeaveMessage</text:span> <text:span text:style-name="T2">/game ends/</text:span> :</text:p>
          <text:list>
            <text:list-item>
              <text:list>
                <text:list-item>
                  <text:p text:style-name="P13">type="leave"</text:p>
                </text:list-item>
              </text:list>
            </text:list-item>
          </text:list>
        </text:list-item>
        <text:list-item>
          <text:p text:style-name="P13"><text:span text:style-name="T1">ProxyGameRenameMessage</text:span> <text:span text:style-name="T2">/game changes its name/</text:span> :</text:p>
          <text:list>
            <text:list-item>
              <text:list>
                <text:list-item>
                  <text:p text:style-name="P13">type="rename" + new name</text:p>
                </text:list-item>
              </text:list>
            </text:list-item>
          </text:list>
        </text:list-item>
      </text:list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16" draw:style-name="gr5" draw:text-style-name="P20" svg:width="2.25cm" svg:height="1.138cm" svg:x="-0.919cm" svg:y="0.122cm"><draw:text-box><text:p text:style-name="P19"><text:span text:style-name="T6">Game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33" draw:style-name="gr5" draw:text-style-name="P20" svg:width="2.25cm" svg:height="1.138cm" svg:x="-0.998cm" svg:y="0.388cm"><draw:text-box><text:p text:style-name="P19"><text:span text:style-name="T6">Game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GameIOProxy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line text:anchor-type="paragraph" draw:z-index="77" draw:style-name="gr26" draw:text-style-name="P18" svg:x1="11.596cm" svg:y1="0.074cm" svg:x2="11.596cm" svg:y2="1.265cm"><text:p/></draw:line></text:p>
      <text:p text:style-name="P16"/>
      <text:p text:style-name="P16"><draw:rect text:anchor-type="paragraph" draw:z-index="75" draw:style-name="gr25" draw:text-style-name="P18" svg:width="4.393cm" svg:height="1.271cm" svg:x="9.347cm" svg:y="0.277cm"><text:p text:style-name="P18">Service.onCreate()</text:p></draw:rect></text:p>
      <text:p text:style-name="P16"><draw:line text:anchor-type="paragraph" draw:z-index="84" draw:style-name="gr28" draw:text-style-name="P18" svg:x1="15.168cm" svg:y1="6.144cm" svg:x2="15.168cm" svg:y2="0.413cm"><text:p/></draw:line><draw:line text:anchor-type="paragraph" draw:z-index="85" draw:style-name="gr29" draw:text-style-name="P18" svg:x1="15.168cm" svg:y1="0.455cm" svg:x2="13.739cm" svg:y2="0.455cm"><text:p/></draw:line><draw:line text:anchor-type="paragraph" draw:z-index="88" draw:style-name="gr31" draw:text-style-name="P18" svg:x1="5.563cm" svg:y1="0.411cm" svg:x2="9.347cm" svg:y2="0.411cm"><text:p/></draw:line><draw:line text:anchor-type="paragraph" draw:z-index="79" draw:style-name="gr27" draw:text-style-name="P28" svg:x1="7.812cm" svg:y1="0.41cm" svg:x2="7.812cm" svg:y2="2.583cm"><text:p/></draw:line></text:p>
      <text:p text:style-name="P16"/>
      <text:p text:style-name="P16"><draw:line text:anchor-type="paragraph" draw:z-index="92" draw:style-name="gr32" draw:text-style-name="P18" svg:x1="12.099cm" svg:y1="0.129cm" svg:x2="12.099cm" svg:y2="1.648cm"><text:p/></draw:line></text:p>
      <text:p text:style-name="P16"/>
      <text:p text:style-name="P16"/>
      <text:p text:style-name="P16"><draw:rect text:anchor-type="paragraph" draw:z-index="78" draw:style-name="gr25" draw:text-style-name="P18" svg:width="4.393cm" svg:height="1.271cm" svg:x="5.616cm" svg:y="0.219cm"><text:p text:style-name="P18">Accept game/game-pads</text:p><text:p text:style-name="P18">(2 threads)</text:p></draw:rect><draw:frame text:anchor-type="paragraph" draw:z-index="93" draw:style-name="gr33" svg:width="3.123cm" svg:height="0.976cm" svg:x="10.617cm" svg:y="0.362cm"><draw:text-box><text:p text:style-name="P26">Service running</text:p></draw:text-box></draw:frame></text:p>
      <text:p text:style-name="P16"><draw:line text:anchor-type="paragraph" draw:z-index="89" draw:style-name="gr31" draw:text-style-name="P18" svg:x1="0.034cm" svg:y1="0.339cm" svg:x2="5.617cm" svg:y2="0.339cm"><text:p/></draw:line><draw:line text:anchor-type="paragraph" draw:z-index="91" draw:style-name="gr26" draw:text-style-name="P18" svg:x1="2.097cm" svg:y1="0.339cm" svg:x2="2.097cm" svg:y2="0.921cm"><text:p/></draw:line></text:p>
      <text:p text:style-name="P16"><draw:line text:anchor-type="paragraph" draw:z-index="81" draw:style-name="gr26" draw:text-style-name="P28" svg:x1="12.099cm" svg:y1="0.379cm" svg:x2="12.099cm" svg:y2="2.062cm"><text:p/></draw:line></text:p>
      <text:p text:style-name="P16"><draw:line text:anchor-type="paragraph" draw:z-index="82" draw:style-name="gr26" draw:text-style-name="P18" svg:x1="7.786cm" svg:y1="0.099cm" svg:x2="7.786cm" svg:y2="2.224cm"><text:p/></draw:line></text:p>
      <text:p text:style-name="P16"/>
      <text:p text:style-name="P16"/>
      <text:p text:style-name="P16"><draw:line text:anchor-type="paragraph" draw:z-index="90" draw:style-name="gr26" draw:text-style-name="P18" svg:x1="2.15cm" svg:y1="0.198cm" svg:x2="2.15cm" svg:y2="0.867cm"><text:p/></draw:line></text:p>
      <text:p text:style-name="P16"><draw:line text:anchor-type="paragraph" draw:z-index="83" draw:style-name="gr28" draw:text-style-name="P18" svg:x1="13.792cm" svg:y1="0.429cm" svg:x2="15.168cm" svg:y2="0.429cm"><text:p/></draw:line></text:p>
      <text:p text:style-name="P16"><draw:line text:anchor-type="paragraph" draw:z-index="87" draw:style-name="gr31" draw:text-style-name="P18" svg:x1="0.007cm" svg:y1="-0.037cm" svg:x2="9.4cm" svg:y2="-0.037cm"><text:p/></draw:line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2" svg:font-family="Mangal"/>
    <style:font-face style:name="OpenSymbol" svg:font-family="OpenSymbol"/>
    <style:font-face style:name="Segoe Print1" svg:font-family="'Segoe Print'"/>
    <style:font-face style:name="Mangal1" svg:font-family="Mangal" style:font-pitch="variable"/>
    <style:font-face style:name="Segoe Print" svg:font-family="'Segoe Print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3_20_1" style:display-name="RTF_Num 3 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17cm" fo:margin-bottom="1.36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Guglielminotti</meta:initial-creator>
    <meta:creation-date>2015-07-18T11:07:00.22</meta:creation-date>
    <dc:date>2015-07-19T14:05:10.48</dc:date>
    <dc:creator>Pierre Guglielminotti</dc:creator>
    <meta:editing-duration>PT15H24M18S</meta:editing-duration>
    <meta:editing-cycles>29</meta:editing-cycles>
    <meta:generator>OpenOffice/4.1.1$Win32 OpenOffice.org_project/411m6$Build-9775</meta:generator>
    <meta:document-statistic meta:table-count="0" meta:image-count="0" meta:object-count="0" meta:page-count="3" meta:paragraph-count="47" meta:word-count="371" meta:character-count="2243"/>
  </office:meta>
</office:document-meta>
</file>